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2a32ba" officeooo:paragraph-rsid="002a32ba"/>
    </style:style>
    <style:style style:name="P10" style:family="paragraph" style:parent-style-name="Standard">
      <style:text-properties officeooo:rsid="00320e5a" officeooo:paragraph-rsid="00320e5a"/>
    </style:style>
    <style:style style:name="P11" style:family="paragraph" style:parent-style-name="Standard">
      <style:text-properties officeooo:rsid="00320e5a" officeooo:paragraph-rsid="00330e98"/>
    </style:style>
    <style:style style:name="P12" style:family="paragraph" style:parent-style-name="Standard">
      <style:text-properties officeooo:rsid="00330e98" officeooo:paragraph-rsid="00330e98"/>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style:style style:name="T15" style:family="text">
      <style:text-properties officeooo:rsid="00323bbe"/>
    </style:style>
    <style:style style:name="T16" style:family="text">
      <style:text-properties officeooo:rsid="0032be9a"/>
    </style:style>
    <style:style style:name="T17" style:family="text">
      <style:text-properties officeooo:rsid="00330e98"/>
    </style:style>
    <style:style style:name="T18" style:family="text">
      <style:text-properties officeooo:rsid="00375c8a"/>
    </style:style>
    <style:style style:name="T19" style:family="text">
      <style:text-properties officeooo:rsid="0038f2ca"/>
    </style:style>
    <style:style style:name="T20" style:family="text">
      <style:text-properties officeooo:rsid="003ce1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10">Todo</text:p>
      <text:p text:style-name="P10">- <text:span text:style-name="T17">change size of removal/insert to 1-max(5,10%) - done </text:span></text:p>
      <text:p text:style-name="P10">- <text:span text:style-name="T15">Change operator insert greedy to always check for the optimal solution again after inserting one order. - done</text:span></text:p>
      <text:p text:style-name="P10">- <text:span text:style-name="T20">make greedy only recalculate for necessary orders. done</text:span></text:p>
      <text:p text:style-name="P10">- <text:span text:style-name="T19">Change removal operator to recalculate cost for effected orders. -done</text:span></text:p>
      <text:p text:style-name="P10">- <text:span text:style-name="T18">try to minimize operation in greedy by only recalculating the costs from the same vehicle. - done</text:span></text:p>
      <text:p text:style-name="P10">- <text:span text:style-name="T15">Implement the p probability to not always select <text:s/>the extremes. -done</text:span></text:p>
      <text:p text:style-name="P10">- <text:span text:style-name="T15">make all similarities depend on the data. Orders should be similar so they can replace eachother. Complete the following steps:</text:span></text:p>
      <text:p text:style-name="P10">- <text:span text:style-name="T15">implement weight similarity - done</text:span></text:p>
      <text:p text:style-name="P10">- <text:span text:style-name="T16">implement time window similarity by calculating overlapping timewindows and divide it over highest delivery time minus lowest pickup time. done</text:span></text:p>
      <text:p text:style-name="P10">- <text:span text:style-name="T16">remove the picked up by same vehicle and time picked up.. done</text:span></text:p>
      <text:p text:style-name="P10">- <text:span text:style-name="T16">implement regret-k part</text:span></text:p>
      <text:p text:style-name="P10">- <text:span text:style-name="T16">implement cluster operator</text:span></text:p>
      <text:p text:style-name="P11">- <text:span text:style-name="T15">check the runs where I am far from optimal solution why I am not finding it. Do I get stuck somehow? Is it possible with the current operators to move away from solution or what is wrong? Adapt operators so that it works.</text:span></text:p>
      <text:p text:style-name="P11">- <text:span text:style-name="T17">Implement a wild operator that changes the solution alot more than others. Do this operator every x iterations. Experiement with how often. </text:span></text:p>
      <text:p text:style-name="P12">- Implement that when I have not found a better solution for a while, i should accept any solution for 20 iterations or design another operator that is very diversifying.</text:p>
      <text:p text:style-name="P11">- <text:span text:style-name="T17">Use Ahmads Groubi options in AMPL to get more information about the runs.</text:span></text:p>
      <text:p text:style-name="P11">- <text:span text:style-name="T17">Use also a timer option in AMPL so that I have more information about each run.</text:span></text:p>
      <text:p text:style-name="P11"/>
      <text:p text:style-name="P10"/>
      <text:p text:style-name="P10"/>
      <text:p text:style-name="P1"/>
      <text:p text:style-name="P9">Todo after Italy:</text:p>
      <text:p text:style-name="P9">- change 4flow import data file to contain random location data that I generated.</text:p>
      <text:p text:style-name="P9">- <text:span text:style-name="T13">fix reinsert operator and add reinsert operator from final exam.</text:span></text:p>
      <text:p text:style-name="P9">- <text:span text:style-name="T13">make a new operator based on greedy method. Use Objective function calculattion to calculate. cheapest place to insert an order. Keep cheapest index for pickup and delivery and in the end insert it in cheapest place.</text:span></text:p>
      <text:p text:style-name="P9">-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text:soft-page-break/>- <text:span text:style-name="T1">Try to add volume to problem if easy – done</text:span></text:p>
      <text:p text:style-name="P1">- <text:span text:style-name="T1">When finished add start and ending position to model for 4-flow</text:span></text:p>
      <text:p text:style-name="P1">-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1. Generate random factories</text:p>
      <text:p text:style-name="P5">2. Generate random stop locations</text:p>
      <text:p text:style-name="P5">3. Generate Vehicle node sets</text:p>
      <text:p text:style-name="P5">4. Generate Vehicle pickup-nodes</text:p>
      <text:p text:style-name="P5">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8-13T01:07:18.432225496</dc:date>
    <meta:editing-duration>PT22H45M24S</meta:editing-duration>
    <meta:editing-cycles>20</meta:editing-cycles>
    <meta:generator>LibreOffice/6.0.7.3$Linux_X86_64 LibreOffice_project/00m0$Build-3</meta:generator>
    <meta:document-statistic meta:table-count="0" meta:image-count="0" meta:object-count="0" meta:page-count="2" meta:paragraph-count="75" meta:word-count="671" meta:character-count="3905" meta:non-whitespace-character-count="3296"/>
  </office:meta>
</office:document-meta>
</file>